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2a6099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 style:data-style-name="N4">
      <style:table-cell-properties fo:background-color="#00a933"/>
    </style:style>
    <style:style style:name="ce8" style:family="table-cell" style:parent-style-name="Default" style:data-style-name="N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xo 1 pub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3"/>
        <table:table-column table:style-name="co2" table:default-cell-style-name="ce1"/>
        <table:table-column table:style-name="co1" table:default-cell-style-name="ce1"/>
        <table:table-row table:style-name="ro1">
          <table:table-cell/>
          <table:table-cell table:style-name="Default" office:value-type="string" calcext:value-type="string">
            <text:p>Clients</text:p>
          </table:table-cell>
          <table:table-cell table:style-name="Default" office:value-type="string" calcext:value-type="string">
            <text:p>Coût</text:p>
          </table:table-cell>
          <table:table-cell table:style-name="Default" office:value-type="string" calcext:value-type="string">
            <text:p>Utilisation</text:p>
          </table:table-cell>
          <table:table-cell table:style-name="Default" office:value-type="string" calcext:value-type="string">
            <text:p>Utilisation Max</text:p>
          </table:table-cell>
          <table:table-cell table:style-name="Default" office:value-type="string" calcext:value-type="string">
            <text:p>Ind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000" calcext:value-type="float">
            <text:p>12000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9000" calcext:value-type="float">
            <text:p>900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4000" calcext:value-type="float">
            <text:p>24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51000" calcext:value-type="float">
            <text:p>5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table:formula="of:=SUMPRODUCT([.$D$2:.$D$7];[.B2:.B7])" office:value-type="float" office:value="1420" calcext:value-type="float">
            <text:p>1420</text:p>
          </table:table-cell>
          <table:table-cell table:style-name="ce2" table:formula="of:=SUMPRODUCT([.$D$2:.$D$7];[.C2:.C7])" office:value-type="float" office:value="250000" calcext:value-type="float">
            <text:p>25000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50000" calcext:value-type="float">
            <text:p>250000</text:p>
          </table:table-cell>
          <table:table-cell table:style-name="Default"/>
          <table:table-cell table:style-name="ce4" office:value-type="string" calcext:value-type="string">
            <text:p>Objectif</text:p>
          </table:table-cell>
          <table:table-cell table:style-name="ce4" table:formula="of:=SUMPRODUCT([.D2:.D7];[.F2:.F7])" office:value-type="float" office:value="128" calcext:value-type="float">
            <text:p>128</text:p>
          </table:table-cell>
        </table:table-row>
      </table:table>
      <table:table table:name="Exo2 café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ério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ande</text:p>
          </table:table-cell>
          <table:table-cell table:number-columns-repeated="15"/>
          <table:table-cell office:value-type="string" calcext:value-type="string">
            <text:p>Temps machine</text:p>
          </table:table-cell>
          <table:table-cell office:value-type="string" calcext:value-type="string">
            <text:p>Casiers stock</text:p>
          </table:table-cell>
          <table:table-cell office:value-type="string" calcext:value-type="string">
            <text:p>coût prod</text:p>
          </table:table-cell>
          <table:table-cell office:value-type="string" calcext:value-type="string">
            <text:p>coût stock</text:p>
          </table:table-cell>
        </table:table-row>
        <table:table-row table:style-name="ro1">
          <table:table-cell office:value-type="string" calcext:value-type="string">
            <text:p>Café 1</text:p>
          </table:table-cell>
          <table:table-cell table:formula="of:=0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7" calcext:value-type="float">
            <text:p>37</text:p>
          </table:table-cell>
          <table:table-cell/>
          <table:table-cell office:value-type="string" calcext:value-type="string">
            <text:p>Café 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afé 2</text:p>
          </table:table-cell>
          <table:table-cell table:formula="of:=0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Café 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fé 3</text:p>
          </table:table-cell>
          <table:table-cell table:formula="of:=0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office:value-type="string" calcext:value-type="string">
            <text:p>Café 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fé 1</text:p>
          </table:table-cell>
          <table:table-cell table:formula="of:=0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fé 2</text:p>
          </table:table-cell>
          <table:table-cell table:formula="of:=0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fé 3</text:p>
          </table:table-cell>
          <table:table-cell table:formula="of:=0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ockage</text:p>
          </table:table-cell>
          <table:table-cell table:number-columns-repeated="13"/>
          <table:table-cell office:value-type="string" calcext:value-type="string">
            <text:p>Stockage final minim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fé 1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formula="of:=[.C8]+[.B13]-[.C3]" office:value-type="float" office:value="0" calcext:value-type="float">
            <text:p>0</text:p>
          </table:table-cell>
          <table:table-cell table:style-name="ce6" table:formula="of:=[.D8]+[.C13]-[.D3]" office:value-type="float" office:value="0" calcext:value-type="float">
            <text:p>0</text:p>
          </table:table-cell>
          <table:table-cell table:style-name="ce6" table:formula="of:=[.E8]+[.D13]-[.E3]" office:value-type="float" office:value="0" calcext:value-type="float">
            <text:p>0</text:p>
          </table:table-cell>
          <table:table-cell table:style-name="ce6" table:formula="of:=[.F8]+[.E13]-[.F3]" office:value-type="float" office:value="0" calcext:value-type="float">
            <text:p>0</text:p>
          </table:table-cell>
          <table:table-cell table:style-name="ce6" table:formula="of:=[.G8]+[.F13]-[.G3]" office:value-type="float" office:value="0" calcext:value-type="float">
            <text:p>0</text:p>
          </table:table-cell>
          <table:table-cell table:style-name="ce6" table:formula="of:=[.H8]+[.G13]-[.H3]" office:value-type="float" office:value="0" calcext:value-type="float">
            <text:p>0</text:p>
          </table:table-cell>
          <table:table-cell table:style-name="ce6" table:formula="of:=[.I8]+[.H13]-[.I3]" office:value-type="float" office:value="0" calcext:value-type="float">
            <text:p>0</text:p>
          </table:table-cell>
          <table:table-cell table:style-name="ce6" table:formula="of:=[.J8]+[.I13]-[.J3]" office:value-type="float" office:value="0" calcext:value-type="float">
            <text:p>0</text:p>
          </table:table-cell>
          <table:table-cell table:style-name="ce6" table:formula="of:=[.K8]+[.J13]-[.K3]" office:value-type="float" office:value="0" calcext:value-type="float">
            <text:p>0</text:p>
          </table:table-cell>
          <table:table-cell table:style-name="ce6" table:formula="of:=[.L8]+[.K13]-[.L3]" office:value-type="float" office:value="0" calcext:value-type="float">
            <text:p>0</text:p>
          </table:table-cell>
          <table:table-cell table:style-name="ce6" table:formula="of:=[.M8]+[.L13]-[.M3]" office:value-type="float" office:value="0" calcext:value-type="float">
            <text:p>0</text:p>
          </table:table-cell>
          <table:table-cell table:style-name="ce6" table:formula="of:=[.N8]+[.M13]-[.N3]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fé 2</text:p>
          </table:table-cell>
          <table:table-cell table:style-name="ce1" office:value-type="float" office:value="0" calcext:value-type="float">
            <text:p>0</text:p>
          </table:table-cell>
          <table:table-cell table:style-name="ce6" table:formula="of:=[.C9]+[.B14]-[.C4]" office:value-type="float" office:value="0" calcext:value-type="float">
            <text:p>0</text:p>
          </table:table-cell>
          <table:table-cell table:style-name="ce6" table:formula="of:=[.D9]+[.C14]-[.D4]" office:value-type="float" office:value="0" calcext:value-type="float">
            <text:p>0</text:p>
          </table:table-cell>
          <table:table-cell table:style-name="ce6" table:formula="of:=[.E9]+[.D14]-[.E4]" office:value-type="float" office:value="0" calcext:value-type="float">
            <text:p>0</text:p>
          </table:table-cell>
          <table:table-cell table:style-name="ce6" table:formula="of:=[.F9]+[.E14]-[.F4]" office:value-type="float" office:value="0" calcext:value-type="float">
            <text:p>0</text:p>
          </table:table-cell>
          <table:table-cell table:style-name="ce6" table:formula="of:=[.G9]+[.F14]-[.G4]" office:value-type="float" office:value="0" calcext:value-type="float">
            <text:p>0</text:p>
          </table:table-cell>
          <table:table-cell table:style-name="ce6" table:formula="of:=[.H9]+[.G14]-[.H4]" office:value-type="float" office:value="0" calcext:value-type="float">
            <text:p>0</text:p>
          </table:table-cell>
          <table:table-cell table:style-name="ce6" table:formula="of:=[.I9]+[.H14]-[.I4]" office:value-type="float" office:value="0" calcext:value-type="float">
            <text:p>0</text:p>
          </table:table-cell>
          <table:table-cell table:style-name="ce6" table:formula="of:=[.J9]+[.I14]-[.J4]" office:value-type="float" office:value="0" calcext:value-type="float">
            <text:p>0</text:p>
          </table:table-cell>
          <table:table-cell table:style-name="ce6" table:formula="of:=[.K9]+[.J14]-[.K4]" office:value-type="float" office:value="0" calcext:value-type="float">
            <text:p>0</text:p>
          </table:table-cell>
          <table:table-cell table:style-name="ce6" table:formula="of:=[.L9]+[.K14]-[.L4]" office:value-type="float" office:value="0" calcext:value-type="float">
            <text:p>0</text:p>
          </table:table-cell>
          <table:table-cell table:style-name="ce6" table:formula="of:=[.M9]+[.L14]-[.M4]" office:value-type="float" office:value="0" calcext:value-type="float">
            <text:p>0</text:p>
          </table:table-cell>
          <table:table-cell table:style-name="ce6" table:formula="of:=[.N9]+[.M14]-[.N4]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fé 3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formula="of:=[.C10]+[.B15]-[.C5]" office:value-type="float" office:value="0" calcext:value-type="float">
            <text:p>0</text:p>
          </table:table-cell>
          <table:table-cell table:style-name="ce6" table:formula="of:=[.D10]+[.C15]-[.D5]" office:value-type="float" office:value="0" calcext:value-type="float">
            <text:p>0</text:p>
          </table:table-cell>
          <table:table-cell table:style-name="ce6" table:formula="of:=[.E10]+[.D15]-[.E5]" office:value-type="float" office:value="0" calcext:value-type="float">
            <text:p>0</text:p>
          </table:table-cell>
          <table:table-cell table:style-name="ce6" table:formula="of:=[.F10]+[.E15]-[.F5]" office:value-type="float" office:value="0" calcext:value-type="float">
            <text:p>0</text:p>
          </table:table-cell>
          <table:table-cell table:style-name="ce6" table:formula="of:=[.G10]+[.F15]-[.G5]" office:value-type="float" office:value="0" calcext:value-type="float">
            <text:p>0</text:p>
          </table:table-cell>
          <table:table-cell table:style-name="ce6" table:formula="of:=[.H10]+[.G15]-[.H5]" office:value-type="float" office:value="0" calcext:value-type="float">
            <text:p>0</text:p>
          </table:table-cell>
          <table:table-cell table:style-name="ce6" table:formula="of:=[.I10]+[.H15]-[.I5]" office:value-type="float" office:value="0" calcext:value-type="float">
            <text:p>0</text:p>
          </table:table-cell>
          <table:table-cell table:style-name="ce6" table:formula="of:=[.J10]+[.I15]-[.J5]" office:value-type="float" office:value="0" calcext:value-type="float">
            <text:p>0</text:p>
          </table:table-cell>
          <table:table-cell table:style-name="ce6" table:formula="of:=[.K10]+[.J15]-[.K5]" office:value-type="float" office:value="0" calcext:value-type="float">
            <text:p>0</text:p>
          </table:table-cell>
          <table:table-cell table:style-name="ce6" table:formula="of:=[.L10]+[.K15]-[.L5]" office:value-type="float" office:value="0" calcext:value-type="float">
            <text:p>0</text:p>
          </table:table-cell>
          <table:table-cell table:style-name="ce6" table:formula="of:=[.M10]+[.L15]-[.M5]" office:value-type="float" office:value="0" calcext:value-type="float">
            <text:p>0</text:p>
          </table:table-cell>
          <table:table-cell table:style-name="ce6" table:formula="of:=[.N10]+[.M15]-[.N5]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ctr temps</text:p>
          </table:table-cell>
          <table:table-cell table:style-name="ce2" table:formula="of:=SUMPRODUCT([.B8:.B10];[.$Q$3:.$Q$5])" office:value-type="float" office:value="0" calcext:value-type="float">
            <text:p>0</text:p>
          </table:table-cell>
          <table:table-cell table:style-name="ce2" table:formula="of:=SUMPRODUCT([.C8:.C10];[.$Q$3:.$Q$5])" office:value-type="float" office:value="172" calcext:value-type="float">
            <text:p>172</text:p>
          </table:table-cell>
          <table:table-cell table:style-name="ce2" table:formula="of:=SUMPRODUCT([.D8:.D10];[.$Q$3:.$Q$5])" office:value-type="float" office:value="242" calcext:value-type="float">
            <text:p>242</text:p>
          </table:table-cell>
          <table:table-cell table:style-name="ce2" table:formula="of:=SUMPRODUCT([.E8:.E10];[.$Q$3:.$Q$5])" office:value-type="float" office:value="220" calcext:value-type="float">
            <text:p>220</text:p>
          </table:table-cell>
          <table:table-cell table:style-name="ce2" table:formula="of:=SUMPRODUCT([.F8:.F10];[.$Q$3:.$Q$5])" office:value-type="float" office:value="212" calcext:value-type="float">
            <text:p>212</text:p>
          </table:table-cell>
          <table:table-cell table:style-name="ce2" table:formula="of:=SUMPRODUCT([.G8:.G10];[.$Q$3:.$Q$5])" office:value-type="float" office:value="194" calcext:value-type="float">
            <text:p>194</text:p>
          </table:table-cell>
          <table:table-cell table:style-name="ce2" table:formula="of:=SUMPRODUCT([.H8:.H10];[.$Q$3:.$Q$5])" office:value-type="float" office:value="268" calcext:value-type="float">
            <text:p>268</text:p>
          </table:table-cell>
          <table:table-cell table:style-name="ce2" table:formula="of:=SUMPRODUCT([.I8:.I10];[.$Q$3:.$Q$5])" office:value-type="float" office:value="110" calcext:value-type="float">
            <text:p>110</text:p>
          </table:table-cell>
          <table:table-cell table:style-name="ce2" table:formula="of:=SUMPRODUCT([.J8:.J10];[.$Q$3:.$Q$5])" office:value-type="float" office:value="306" calcext:value-type="float">
            <text:p>306</text:p>
          </table:table-cell>
          <table:table-cell table:style-name="ce2" table:formula="of:=SUMPRODUCT([.K8:.K10];[.$Q$3:.$Q$5])" office:value-type="float" office:value="216" calcext:value-type="float">
            <text:p>216</text:p>
          </table:table-cell>
          <table:table-cell table:style-name="ce2" table:formula="of:=SUMPRODUCT([.L8:.L10];[.$Q$3:.$Q$5])" office:value-type="float" office:value="172" calcext:value-type="float">
            <text:p>172</text:p>
          </table:table-cell>
          <table:table-cell table:style-name="ce2" table:formula="of:=SUMPRODUCT([.M8:.M10];[.$Q$3:.$Q$5])" office:value-type="float" office:value="204" calcext:value-type="float">
            <text:p>204</text:p>
          </table:table-cell>
          <table:table-cell table:style-name="ce2" table:formula="of:=SUMPRODUCT([.N8:.N10];[.$Q$3:.$Q$5])" office:value-type="float" office:value="306" calcext:value-type="float">
            <text:p>306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50" calcext:value-type="float">
            <text:p>85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tr stockage</text:p>
          </table:table-cell>
          <table:table-cell table:style-name="ce2" table:formula="of:=SUMPRODUCT([.B13:.B15];[.$R$3:.$R$5])" office:value-type="float" office:value="210" calcext:value-type="float">
            <text:p>210</text:p>
          </table:table-cell>
          <table:table-cell table:style-name="ce2" table:formula="of:=SUMPRODUCT([.C13:.C15];[.$R$3:.$R$5])" office:value-type="float" office:value="0" calcext:value-type="float">
            <text:p>0</text:p>
          </table:table-cell>
          <table:table-cell table:style-name="ce2" table:formula="of:=SUMPRODUCT([.D13:.D15];[.$R$3:.$R$5])" office:value-type="float" office:value="0" calcext:value-type="float">
            <text:p>0</text:p>
          </table:table-cell>
          <table:table-cell table:style-name="ce2" table:formula="of:=SUMPRODUCT([.E13:.E15];[.$R$3:.$R$5])" office:value-type="float" office:value="0" calcext:value-type="float">
            <text:p>0</text:p>
          </table:table-cell>
          <table:table-cell table:style-name="ce2" table:formula="of:=SUMPRODUCT([.F13:.F15];[.$R$3:.$R$5])" office:value-type="float" office:value="0" calcext:value-type="float">
            <text:p>0</text:p>
          </table:table-cell>
          <table:table-cell table:style-name="ce2" table:formula="of:=SUMPRODUCT([.G13:.G15];[.$R$3:.$R$5])" office:value-type="float" office:value="0" calcext:value-type="float">
            <text:p>0</text:p>
          </table:table-cell>
          <table:table-cell table:style-name="ce2" table:formula="of:=SUMPRODUCT([.H13:.H15];[.$R$3:.$R$5])" office:value-type="float" office:value="0" calcext:value-type="float">
            <text:p>0</text:p>
          </table:table-cell>
          <table:table-cell table:style-name="ce2" table:formula="of:=SUMPRODUCT([.I13:.I15];[.$R$3:.$R$5])" office:value-type="float" office:value="0" calcext:value-type="float">
            <text:p>0</text:p>
          </table:table-cell>
          <table:table-cell table:style-name="ce2" table:formula="of:=SUMPRODUCT([.J13:.J15];[.$R$3:.$R$5])" office:value-type="float" office:value="0" calcext:value-type="float">
            <text:p>0</text:p>
          </table:table-cell>
          <table:table-cell table:style-name="ce2" table:formula="of:=SUMPRODUCT([.K13:.K15];[.$R$3:.$R$5])" office:value-type="float" office:value="0" calcext:value-type="float">
            <text:p>0</text:p>
          </table:table-cell>
          <table:table-cell table:style-name="ce2" table:formula="of:=SUMPRODUCT([.L13:.L15];[.$R$3:.$R$5])" office:value-type="float" office:value="0" calcext:value-type="float">
            <text:p>0</text:p>
          </table:table-cell>
          <table:table-cell table:style-name="ce2" table:formula="of:=SUMPRODUCT([.M13:.M15];[.$R$3:.$R$5])" office:value-type="float" office:value="0" calcext:value-type="float">
            <text:p>0</text:p>
          </table:table-cell>
          <table:table-cell table:style-name="ce2" table:formula="of:=SUMPRODUCT([.N13:.N15];[.$R$3:.$R$5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500" calcext:value-type="float">
            <text:p>50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out tot prod</text:p>
          </table:table-cell>
          <table:table-cell table:formula="of:=SUMPRODUCT([.B8:.B10];[.$S$3:.$S$5])" office:value-type="float" office:value="0" calcext:value-type="float">
            <text:p>0</text:p>
          </table:table-cell>
          <table:table-cell table:formula="of:=SUMPRODUCT([.C8:.C10];[.$S$3:.$S$5])" office:value-type="float" office:value="7720" calcext:value-type="float">
            <text:p>7720</text:p>
          </table:table-cell>
          <table:table-cell table:formula="of:=SUMPRODUCT([.D8:.D10];[.$S$3:.$S$5])" office:value-type="float" office:value="10570" calcext:value-type="float">
            <text:p>10570</text:p>
          </table:table-cell>
          <table:table-cell table:formula="of:=SUMPRODUCT([.E8:.E10];[.$S$3:.$S$5])" office:value-type="float" office:value="9560" calcext:value-type="float">
            <text:p>9560</text:p>
          </table:table-cell>
          <table:table-cell table:formula="of:=SUMPRODUCT([.F8:.F10];[.$S$3:.$S$5])" office:value-type="float" office:value="9080" calcext:value-type="float">
            <text:p>9080</text:p>
          </table:table-cell>
          <table:table-cell table:formula="of:=SUMPRODUCT([.G8:.G10];[.$S$3:.$S$5])" office:value-type="float" office:value="8210" calcext:value-type="float">
            <text:p>8210</text:p>
          </table:table-cell>
          <table:table-cell table:formula="of:=SUMPRODUCT([.H8:.H10];[.$S$3:.$S$5])" office:value-type="float" office:value="11100" calcext:value-type="float">
            <text:p>11100</text:p>
          </table:table-cell>
          <table:table-cell table:formula="of:=SUMPRODUCT([.I8:.I10];[.$S$3:.$S$5])" office:value-type="float" office:value="5310" calcext:value-type="float">
            <text:p>5310</text:p>
          </table:table-cell>
          <table:table-cell table:formula="of:=SUMPRODUCT([.J8:.J10];[.$S$3:.$S$5])" office:value-type="float" office:value="13250" calcext:value-type="float">
            <text:p>13250</text:p>
          </table:table-cell>
          <table:table-cell table:formula="of:=SUMPRODUCT([.K8:.K10];[.$S$3:.$S$5])" office:value-type="float" office:value="9800" calcext:value-type="float">
            <text:p>9800</text:p>
          </table:table-cell>
          <table:table-cell table:formula="of:=SUMPRODUCT([.L8:.L10];[.$S$3:.$S$5])" office:value-type="float" office:value="6680" calcext:value-type="float">
            <text:p>6680</text:p>
          </table:table-cell>
          <table:table-cell table:formula="of:=SUMPRODUCT([.M8:.M10];[.$S$3:.$S$5])" office:value-type="float" office:value="8640" calcext:value-type="float">
            <text:p>8640</text:p>
          </table:table-cell>
          <table:table-cell table:formula="of:=SUMPRODUCT([.N8:.N10];[.$S$3:.$S$5])" office:value-type="float" office:value="12850" calcext:value-type="float">
            <text:p>128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t tot stock</text:p>
          </table:table-cell>
          <table:table-cell table:formula="of:=SUMPRODUCT([.B13:.B15];[.$T$3:.$T$5])" office:value-type="float" office:value="605" calcext:value-type="float">
            <text:p>605</text:p>
          </table:table-cell>
          <table:table-cell table:formula="of:=SUMPRODUCT([.C13:.C15];[.$T$3:.$T$5])" office:value-type="float" office:value="0" calcext:value-type="float">
            <text:p>0</text:p>
          </table:table-cell>
          <table:table-cell table:formula="of:=SUMPRODUCT([.D13:.D15];[.$T$3:.$T$5])" office:value-type="float" office:value="0" calcext:value-type="float">
            <text:p>0</text:p>
          </table:table-cell>
          <table:table-cell table:formula="of:=SUMPRODUCT([.E13:.E15];[.$T$3:.$T$5])" office:value-type="float" office:value="0" calcext:value-type="float">
            <text:p>0</text:p>
          </table:table-cell>
          <table:table-cell table:formula="of:=SUMPRODUCT([.F13:.F15];[.$T$3:.$T$5])" office:value-type="float" office:value="0" calcext:value-type="float">
            <text:p>0</text:p>
          </table:table-cell>
          <table:table-cell table:formula="of:=SUMPRODUCT([.G13:.G15];[.$T$3:.$T$5])" office:value-type="float" office:value="0" calcext:value-type="float">
            <text:p>0</text:p>
          </table:table-cell>
          <table:table-cell table:formula="of:=SUMPRODUCT([.H13:.H15];[.$T$3:.$T$5])" office:value-type="float" office:value="0" calcext:value-type="float">
            <text:p>0</text:p>
          </table:table-cell>
          <table:table-cell table:formula="of:=SUMPRODUCT([.I13:.I15];[.$T$3:.$T$5])" office:value-type="float" office:value="0" calcext:value-type="float">
            <text:p>0</text:p>
          </table:table-cell>
          <table:table-cell table:formula="of:=SUMPRODUCT([.J13:.J15];[.$T$3:.$T$5])" office:value-type="float" office:value="0" calcext:value-type="float">
            <text:p>0</text:p>
          </table:table-cell>
          <table:table-cell table:formula="of:=SUMPRODUCT([.K13:.K15];[.$T$3:.$T$5])" office:value-type="float" office:value="0" calcext:value-type="float">
            <text:p>0</text:p>
          </table:table-cell>
          <table:table-cell table:formula="of:=SUMPRODUCT([.L13:.L15];[.$T$3:.$T$5])" office:value-type="float" office:value="0" calcext:value-type="float">
            <text:p>0</text:p>
          </table:table-cell>
          <table:table-cell table:formula="of:=SUMPRODUCT([.M13:.M15];[.$T$3:.$T$5])" office:value-type="float" office:value="0" calcext:value-type="float">
            <text:p>0</text:p>
          </table:table-cell>
          <table:table-cell table:formula="of:=SUMPRODUCT([.N13:.N15];[.$T$3:.$T$5])" office:value-type="float" office:value="570" calcext:value-type="float">
            <text:p>57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oût total</text:p>
          </table:table-cell>
          <table:table-cell table:style-name="ce4" table:formula="of:= SUM([.B24:.N24]) + SUM([.B25:.N25])" office:value-type="float" office:value="113945" calcext:value-type="float">
            <text:p>113945</text:p>
          </table:table-cell>
          <table:table-cell table:number-columns-repeated="18"/>
        </table:table-row>
        <table:table-row table:style-name="ro1">
          <table:table-cell table:style-name="ce5" table:number-columns-repeated="14"/>
          <table:table-cell table:number-columns-repeated="6"/>
        </table:table-row>
        <table:table-row table:style-name="ro1">
          <table:table-cell table:style-name="ce5" table:number-columns-repeated="14"/>
          <table:table-cell table:number-columns-repeated="6"/>
        </table:table-row>
      </table:table>
      <table:table table:name="Exo 3 trotinette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3" table:default-cell-style-name="ce7"/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numér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distance à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/>
          <table:table-cell office:value-type="string" calcext:value-type="string">
            <text:p>numéro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QRT(([.B2]-[.$B$33])^2 + ([.C2]-[.$C$33])^2)" office:value-type="float" office:value="20.2237484161567" calcext:value-type="float">
            <text:p>20,22</text:p>
          </table:table-cell>
          <table:table-cell table:formula="of:=SQRT(([.B2]-[.$B$34])^2 + ([.C2]-[.$C$34])^2)" office:value-type="float" office:value="8.48528137423857" calcext:value-type="float">
            <text:p>8,49</text:p>
          </table:table-cell>
          <table:table-cell table:formula="of:=SQRT(([.B2]-[.$B$35])^2 + ([.C2]-[.$C$35])^2)" office:value-type="float" office:value="7.81024967590665" calcext:value-type="float">
            <text:p>7,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2:.L2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QRT(([.B3]-[.$B$33])^2 + ([.C3]-[.$C$33])^2)" office:value-type="float" office:value="20.8806130178211" calcext:value-type="float">
            <text:p>20,88</text:p>
          </table:table-cell>
          <table:table-cell table:formula="of:=SQRT(([.B3]-[.$B$34])^2 + ([.C3]-[.$C$34])^2)" office:value-type="float" office:value="6.70820393249937" calcext:value-type="float">
            <text:p>6,71</text:p>
          </table:table-cell>
          <table:table-cell table:formula="of:=SQRT(([.B3]-[.$B$35])^2 + ([.C3]-[.$C$35])^2)" office:value-type="float" office:value="10" calcext:value-type="float">
            <text:p>10,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3:.L3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QRT(([.B4]-[.$B$33])^2 + ([.C4]-[.$C$33])^2)" office:value-type="float" office:value="21.540659228538" calcext:value-type="float">
            <text:p>21,54</text:p>
          </table:table-cell>
          <table:table-cell table:formula="of:=SQRT(([.B4]-[.$B$34])^2 + ([.C4]-[.$C$34])^2)" office:value-type="float" office:value="6.08276253029822" calcext:value-type="float">
            <text:p>6,08</text:p>
          </table:table-cell>
          <table:table-cell table:formula="of:=SQRT(([.B4]-[.$B$35])^2 + ([.C4]-[.$C$35])^2)" office:value-type="float" office:value="11.6619037896906" calcext:value-type="float">
            <text:p>11,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4:.L4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SQRT(([.B5]-[.$B$33])^2 + ([.C5]-[.$C$33])^2)" office:value-type="float" office:value="18.4390889145858" calcext:value-type="float">
            <text:p>18,44</text:p>
          </table:table-cell>
          <table:table-cell table:formula="of:=SQRT(([.B5]-[.$B$34])^2 + ([.C5]-[.$C$34])^2)" office:value-type="float" office:value="13.6014705087354" calcext:value-type="float">
            <text:p>13,60</text:p>
          </table:table-cell>
          <table:table-cell table:formula="of:=SQRT(([.B5]-[.$B$35])^2 + ([.C5]-[.$C$35])^2)" office:value-type="float" office:value="4.47213595499958" calcext:value-type="float">
            <text:p>4,4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5:.L5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SQRT(([.B6]-[.$B$33])^2 + ([.C6]-[.$C$33])^2)" office:value-type="float" office:value="18.0277563773199" calcext:value-type="float">
            <text:p>18,03</text:p>
          </table:table-cell>
          <table:table-cell table:formula="of:=SQRT(([.B6]-[.$B$34])^2 + ([.C6]-[.$C$34])^2)" office:value-type="float" office:value="8.94427190999916" calcext:value-type="float">
            <text:p>8,94</text:p>
          </table:table-cell>
          <table:table-cell table:formula="of:=SQRT(([.B6]-[.$B$35])^2 + ([.C6]-[.$C$35])^2)" office:value-type="float" office:value="5" calcext:value-type="float">
            <text:p>5,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6:.L6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QRT(([.B7]-[.$B$33])^2 + ([.C7]-[.$C$33])^2)" office:value-type="float" office:value="18.6815416922694" calcext:value-type="float">
            <text:p>18,68</text:p>
          </table:table-cell>
          <table:table-cell table:formula="of:=SQRT(([.B7]-[.$B$34])^2 + ([.C7]-[.$C$34])^2)" office:value-type="float" office:value="5.65685424949238" calcext:value-type="float">
            <text:p>5,66</text:p>
          </table:table-cell>
          <table:table-cell table:formula="of:=SQRT(([.B7]-[.$B$35])^2 + ([.C7]-[.$C$35])^2)" office:value-type="float" office:value="8.06225774829855" calcext:value-type="float">
            <text:p>8,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7:.L7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B8]-[.$B$33])^2 + ([.C8]-[.$C$33])^2)" office:value-type="float" office:value="17.1172427686237" calcext:value-type="float">
            <text:p>17,12</text:p>
          </table:table-cell>
          <table:table-cell table:formula="of:=SQRT(([.B8]-[.$B$34])^2 + ([.C8]-[.$C$34])^2)" office:value-type="float" office:value="11.4017542509914" calcext:value-type="float">
            <text:p>11,40</text:p>
          </table:table-cell>
          <table:table-cell table:formula="of:=SQRT(([.B8]-[.$B$35])^2 + ([.C8]-[.$C$35])^2)" office:value-type="float" office:value="3" calcext:value-type="float">
            <text:p>3,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8:.L8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QRT(([.B9]-[.$B$33])^2 + ([.C9]-[.$C$33])^2)" office:value-type="float" office:value="18.0277563773199" calcext:value-type="float">
            <text:p>18,03</text:p>
          </table:table-cell>
          <table:table-cell table:formula="of:=SQRT(([.B9]-[.$B$34])^2 + ([.C9]-[.$C$34])^2)" office:value-type="float" office:value="4.24264068711929" calcext:value-type="float">
            <text:p>4,24</text:p>
          </table:table-cell>
          <table:table-cell table:formula="of:=SQRT(([.B9]-[.$B$35])^2 + ([.C9]-[.$C$35])^2)" office:value-type="float" office:value="8.54400374531753" calcext:value-type="float">
            <text:p>8,5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9:.L9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B10]-[.$B$33])^2 + ([.C10]-[.$C$33])^2)" office:value-type="float" office:value="16.7630546142402" calcext:value-type="float">
            <text:p>16,76</text:p>
          </table:table-cell>
          <table:table-cell table:formula="of:=SQRT(([.B10]-[.$B$34])^2 + ([.C10]-[.$C$34])^2)" office:value-type="float" office:value="14.142135623731" calcext:value-type="float">
            <text:p>14,14</text:p>
          </table:table-cell>
          <table:table-cell table:formula="of:=SQRT(([.B10]-[.$B$35])^2 + ([.C10]-[.$C$35])^2)" office:value-type="float" office:value="3.60555127546399" calcext:value-type="float">
            <text:p>3,6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10:.L10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SQRT(([.B11]-[.$B$33])^2 + ([.C11]-[.$C$33])^2)" office:value-type="float" office:value="16.0312195418814" calcext:value-type="float">
            <text:p>16,03</text:p>
          </table:table-cell>
          <table:table-cell table:formula="of:=SQRT(([.B11]-[.$B$34])^2 + ([.C11]-[.$C$34])^2)" office:value-type="float" office:value="10.1980390271856" calcext:value-type="float">
            <text:p>10,20</text:p>
          </table:table-cell>
          <table:table-cell table:formula="of:=SQRT(([.B11]-[.$B$35])^2 + ([.C11]-[.$C$35])^2)" office:value-type="float" office:value="2.23606797749979" calcext:value-type="float">
            <text:p>2,2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11:.L11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QRT(([.B12]-[.$B$33])^2 + ([.C12]-[.$C$33])^2)" office:value-type="float" office:value="18.3575597506858" calcext:value-type="float">
            <text:p>18,36</text:p>
          </table:table-cell>
          <table:table-cell table:formula="of:=SQRT(([.B12]-[.$B$34])^2 + ([.C12]-[.$C$34])^2)" office:value-type="float" office:value="2" calcext:value-type="float">
            <text:p>2,00</text:p>
          </table:table-cell>
          <table:table-cell table:formula="of:=SQRT(([.B12]-[.$B$35])^2 + ([.C12]-[.$C$35])^2)" office:value-type="float" office:value="11.180339887499" calcext:value-type="float">
            <text:p>11,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12:.L12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B13]-[.$B$33])^2 + ([.C13]-[.$C$33])^2)" office:value-type="float" office:value="15.2970585407784" calcext:value-type="float">
            <text:p>15,30</text:p>
          </table:table-cell>
          <table:table-cell table:formula="of:=SQRT(([.B13]-[.$B$34])^2 + ([.C13]-[.$C$34])^2)" office:value-type="float" office:value="12.0415945787923" calcext:value-type="float">
            <text:p>12,04</text:p>
          </table:table-cell>
          <table:table-cell table:formula="of:=SQRT(([.B13]-[.$B$35])^2 + ([.C13]-[.$C$35])^2)" office:value-type="float" office:value="1.4142135623731" calcext:value-type="float">
            <text:p>1,4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13:.L13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QRT(([.B14]-[.$B$33])^2 + ([.C14]-[.$C$33])^2)" office:value-type="float" office:value="15.6524758424985" calcext:value-type="float">
            <text:p>15,65</text:p>
          </table:table-cell>
          <table:table-cell table:formula="of:=SQRT(([.B14]-[.$B$34])^2 + ([.C14]-[.$C$34])^2)" office:value-type="float" office:value="2" calcext:value-type="float">
            <text:p>2,00</text:p>
          </table:table-cell>
          <table:table-cell table:formula="of:=SQRT(([.B14]-[.$B$35])^2 + ([.C14]-[.$C$35])^2)" office:value-type="float" office:value="9" calcext:value-type="float">
            <text:p>9,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14:.L14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B15]-[.$B$33])^2 + ([.C15]-[.$C$33])^2)" office:value-type="float" office:value="13.9283882771841" calcext:value-type="float">
            <text:p>13,93</text:p>
          </table:table-cell>
          <table:table-cell table:formula="of:=SQRT(([.B15]-[.$B$34])^2 + ([.C15]-[.$C$34])^2)" office:value-type="float" office:value="14.0356688476182" calcext:value-type="float">
            <text:p>14,04</text:p>
          </table:table-cell>
          <table:table-cell table:formula="of:=SQRT(([.B15]-[.$B$35])^2 + ([.C15]-[.$C$35])^2)" office:value-type="float" office:value="3.16227766016838" calcext:value-type="float">
            <text:p>3,1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15:.L15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B16]-[.$B$33])^2 + ([.C16]-[.$C$33])^2)" office:value-type="float" office:value="13.3416640641263" calcext:value-type="float">
            <text:p>13,34</text:p>
          </table:table-cell>
          <table:table-cell table:formula="of:=SQRT(([.B16]-[.$B$34])^2 + ([.C16]-[.$C$34])^2)" office:value-type="float" office:value="12.0415945787923" calcext:value-type="float">
            <text:p>12,04</text:p>
          </table:table-cell>
          <table:table-cell table:formula="of:=SQRT(([.B16]-[.$B$35])^2 + ([.C16]-[.$C$35])^2)" office:value-type="float" office:value="1.4142135623731" calcext:value-type="float">
            <text:p>1,4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16:.L16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QRT(([.B17]-[.$B$33])^2 + ([.C17]-[.$C$33])^2)" office:value-type="float" office:value="17.6918060129541" calcext:value-type="float">
            <text:p>17,69</text:p>
          </table:table-cell>
          <table:table-cell table:formula="of:=SQRT(([.B17]-[.$B$34])^2 + ([.C17]-[.$C$34])^2)" office:value-type="float" office:value="3.16227766016838" calcext:value-type="float">
            <text:p>3,16</text:p>
          </table:table-cell>
          <table:table-cell table:formula="of:=SQRT(([.B17]-[.$B$35])^2 + ([.C17]-[.$C$35])^2)" office:value-type="float" office:value="14.0356688476182" calcext:value-type="float">
            <text:p>14,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17:.L17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QRT(([.B18]-[.$B$33])^2 + ([.C18]-[.$C$33])^2)" office:value-type="float" office:value="14.422205101856" calcext:value-type="float">
            <text:p>14,42</text:p>
          </table:table-cell>
          <table:table-cell table:formula="of:=SQRT(([.B18]-[.$B$34])^2 + ([.C18]-[.$C$34])^2)" office:value-type="float" office:value="2.23606797749979" calcext:value-type="float">
            <text:p>2,24</text:p>
          </table:table-cell>
          <table:table-cell table:formula="of:=SQRT(([.B18]-[.$B$35])^2 + ([.C18]-[.$C$35])^2)" office:value-type="float" office:value="10.1980390271856" calcext:value-type="float">
            <text:p>10,2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18:.L18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table:formula="of:=SQRT(([.B19]-[.$B$33])^2 + ([.C19]-[.$C$33])^2)" office:value-type="float" office:value="12.0830459735946" calcext:value-type="float">
            <text:p>12,08</text:p>
          </table:table-cell>
          <table:table-cell table:formula="of:=SQRT(([.B19]-[.$B$34])^2 + ([.C19]-[.$C$34])^2)" office:value-type="float" office:value="14.3178210632764" calcext:value-type="float">
            <text:p>14,32</text:p>
          </table:table-cell>
          <table:table-cell table:formula="of:=SQRT(([.B19]-[.$B$35])^2 + ([.C19]-[.$C$35])^2)" office:value-type="float" office:value="4.24264068711929" calcext:value-type="float">
            <text:p>4,2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19:.L19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B20]-[.$B$33])^2 + ([.C20]-[.$C$33])^2)" office:value-type="float" office:value="11.4017542509914" calcext:value-type="float">
            <text:p>11,40</text:p>
          </table:table-cell>
          <table:table-cell table:formula="of:=SQRT(([.B20]-[.$B$34])^2 + ([.C20]-[.$C$34])^2)" office:value-type="float" office:value="12.369316876853" calcext:value-type="float">
            <text:p>12,37</text:p>
          </table:table-cell>
          <table:table-cell table:formula="of:=SQRT(([.B20]-[.$B$35])^2 + ([.C20]-[.$C$35])^2)" office:value-type="float" office:value="3.16227766016838" calcext:value-type="float">
            <text:p>3,1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20:.L20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QRT(([.B21]-[.$B$33])^2 + ([.C21]-[.$C$33])^2)" office:value-type="float" office:value="14.8660687473185" calcext:value-type="float">
            <text:p>14,87</text:p>
          </table:table-cell>
          <table:table-cell table:formula="of:=SQRT(([.B21]-[.$B$34])^2 + ([.C21]-[.$C$34])^2)" office:value-type="float" office:value="3.16227766016838" calcext:value-type="float">
            <text:p>3,16</text:p>
          </table:table-cell>
          <table:table-cell table:formula="of:=SQRT(([.B21]-[.$B$35])^2 + ([.C21]-[.$C$35])^2)" office:value-type="float" office:value="12.369316876853" calcext:value-type="float">
            <text:p>12,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21:.L21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table:formula="of:=SQRT(([.B22]-[.$B$33])^2 + ([.C22]-[.$C$33])^2)" office:value-type="float" office:value="9.8488578017961" calcext:value-type="float">
            <text:p>9,85</text:p>
          </table:table-cell>
          <table:table-cell table:formula="of:=SQRT(([.B22]-[.$B$34])^2 + ([.C22]-[.$C$34])^2)" office:value-type="float" office:value="13.9283882771841" calcext:value-type="float">
            <text:p>13,93</text:p>
          </table:table-cell>
          <table:table-cell table:formula="of:=SQRT(([.B22]-[.$B$35])^2 + ([.C22]-[.$C$35])^2)" office:value-type="float" office:value="5.3851648071345" calcext:value-type="float">
            <text:p>5,3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J22:.L22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QRT(([.B23]-[.$B$33])^2 + ([.C23]-[.$C$33])^2)" office:value-type="float" office:value="12.8062484748657" calcext:value-type="float">
            <text:p>12,81</text:p>
          </table:table-cell>
          <table:table-cell table:formula="of:=SQRT(([.B23]-[.$B$34])^2 + ([.C23]-[.$C$34])^2)" office:value-type="float" office:value="6.08276253029822" calcext:value-type="float">
            <text:p>6,08</text:p>
          </table:table-cell>
          <table:table-cell table:formula="of:=SQRT(([.B23]-[.$B$35])^2 + ([.C23]-[.$C$35])^2)" office:value-type="float" office:value="13.4164078649987" calcext:value-type="float">
            <text:p>13,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J23:.L23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table:formula="of:=SQRT(([.B24]-[.$B$33])^2 + ([.C24]-[.$C$33])^2)" office:value-type="float" office:value="6.70820393249937" calcext:value-type="float">
            <text:p>6,71</text:p>
          </table:table-cell>
          <table:table-cell table:formula="of:=SQRT(([.B24]-[.$B$34])^2 + ([.C24]-[.$C$34])^2)" office:value-type="float" office:value="14.422205101856" calcext:value-type="float">
            <text:p>14,42</text:p>
          </table:table-cell>
          <table:table-cell table:formula="of:=SQRT(([.B24]-[.$B$35])^2 + ([.C24]-[.$C$35])^2)" office:value-type="float" office:value="8.06225774829855" calcext:value-type="float">
            <text:p>8,0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24:.L24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/>
          <table:table-cell table:formula="of:=SQRT(([.B25]-[.$B$33])^2 + ([.C25]-[.$C$33])^2)" office:value-type="float" office:value="5.65685424949238" calcext:value-type="float">
            <text:p>5,66</text:p>
          </table:table-cell>
          <table:table-cell table:formula="of:=SQRT(([.B25]-[.$B$34])^2 + ([.C25]-[.$C$34])^2)" office:value-type="float" office:value="16.4012194668567" calcext:value-type="float">
            <text:p>16,40</text:p>
          </table:table-cell>
          <table:table-cell table:formula="of:=SQRT(([.B25]-[.$B$35])^2 + ([.C25]-[.$C$35])^2)" office:value-type="float" office:value="10.1980390271856" calcext:value-type="float">
            <text:p>10,2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25:.L25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table:formula="of:=SQRT(([.B26]-[.$B$33])^2 + ([.C26]-[.$C$33])^2)" office:value-type="float" office:value="4" calcext:value-type="float">
            <text:p>4,00</text:p>
          </table:table-cell>
          <table:table-cell table:formula="of:=SQRT(([.B26]-[.$B$34])^2 + ([.C26]-[.$C$34])^2)" office:value-type="float" office:value="13.4536240470737" calcext:value-type="float">
            <text:p>13,45</text:p>
          </table:table-cell>
          <table:table-cell table:formula="of:=SQRT(([.B26]-[.$B$35])^2 + ([.C26]-[.$C$35])^2)" office:value-type="float" office:value="10.1980390271856" calcext:value-type="float">
            <text:p>10,2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26:.L26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QRT(([.B27]-[.$B$33])^2 + ([.C27]-[.$C$33])^2)" office:value-type="float" office:value="5" calcext:value-type="float">
            <text:p>5,00</text:p>
          </table:table-cell>
          <table:table-cell table:formula="of:=SQRT(([.B27]-[.$B$34])^2 + ([.C27]-[.$C$34])^2)" office:value-type="float" office:value="12.0830459735946" calcext:value-type="float">
            <text:p>12,08</text:p>
          </table:table-cell>
          <table:table-cell table:formula="of:=SQRT(([.B27]-[.$B$35])^2 + ([.C27]-[.$C$35])^2)" office:value-type="float" office:value="12.5299640861417" calcext:value-type="float">
            <text:p>12,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27:.L27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table:formula="of:=SQRT(([.B28]-[.$B$33])^2 + ([.C28]-[.$C$33])^2)" office:value-type="float" office:value="2.23606797749979" calcext:value-type="float">
            <text:p>2,24</text:p>
          </table:table-cell>
          <table:table-cell table:formula="of:=SQRT(([.B28]-[.$B$34])^2 + ([.C28]-[.$C$34])^2)" office:value-type="float" office:value="15.6204993518133" calcext:value-type="float">
            <text:p>15,62</text:p>
          </table:table-cell>
          <table:table-cell table:formula="of:=SQRT(([.B28]-[.$B$35])^2 + ([.C28]-[.$C$35])^2)" office:value-type="float" office:value="12.0415945787923" calcext:value-type="float">
            <text:p>12,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28:.L28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QRT(([.B29]-[.$B$33])^2 + ([.C29]-[.$C$33])^2)" office:value-type="float" office:value="4" calcext:value-type="float">
            <text:p>4,00</text:p>
          </table:table-cell>
          <table:table-cell table:formula="of:=SQRT(([.B29]-[.$B$34])^2 + ([.C29]-[.$C$34])^2)" office:value-type="float" office:value="14.8660687473185" calcext:value-type="float">
            <text:p>14,87</text:p>
          </table:table-cell>
          <table:table-cell table:formula="of:=SQRT(([.B29]-[.$B$35])^2 + ([.C29]-[.$C$35])^2)" office:value-type="float" office:value="15.2315462117278" calcext:value-type="float">
            <text:p>15,2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29:.L29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QRT(([.B30]-[.$B$33])^2 + ([.C30]-[.$C$33])^2)" office:value-type="float" office:value="6.08276253029822" calcext:value-type="float">
            <text:p>6,08</text:p>
          </table:table-cell>
          <table:table-cell table:formula="of:=SQRT(([.B30]-[.$B$34])^2 + ([.C30]-[.$C$34])^2)" office:value-type="float" office:value="15.2970585407784" calcext:value-type="float">
            <text:p>15,30</text:p>
          </table:table-cell>
          <table:table-cell table:formula="of:=SQRT(([.B30]-[.$B$35])^2 + ([.C30]-[.$C$35])^2)" office:value-type="float" office:value="17" calcext:value-type="float">
            <text:p>17,0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30:.L30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QRT(([.B31]-[.$B$33])^2 + ([.C31]-[.$C$33])^2)" office:value-type="float" office:value="10.0498756211209" calcext:value-type="float">
            <text:p>10,05</text:p>
          </table:table-cell>
          <table:table-cell table:formula="of:=SQRT(([.B31]-[.$B$34])^2 + ([.C31]-[.$C$34])^2)" office:value-type="float" office:value="15.0332963783729" calcext:value-type="float">
            <text:p>15,03</text:p>
          </table:table-cell>
          <table:table-cell table:formula="of:=SQRT(([.B31]-[.$B$35])^2 + ([.C31]-[.$C$35])^2)" office:value-type="float" office:value="19.2093727122985" calcext:value-type="float">
            <text:p>19,2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31:.L31])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ce2" table:formula="of:=SUM([.J2:.J31])" office:value-type="float" office:value="8" calcext:value-type="float">
            <text:p>8</text:p>
          </table:table-cell>
          <table:table-cell table:style-name="ce2" table:formula="of:=SUM([.K2:.K31])" office:value-type="float" office:value="10" calcext:value-type="float">
            <text:p>10</text:p>
          </table:table-cell>
          <table:table-cell table:style-name="ce2" table:formula="of:=SUM([.L2:.L31])" office:value-type="float" office:value="12" calcext:value-type="float">
            <text:p>1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3"/>
          <table:table-cell table:number-columns-repeated="2"/>
          <table:table-cell table:style-name="ce1" table:formula="of:=12" office:value-type="float" office:value="12" calcext:value-type="float">
            <text:p>12</text:p>
          </table:table-cell>
          <table:table-cell table:style-name="ce1" table:formula="of:=12" office:value-type="float" office:value="12" calcext:value-type="float">
            <text:p>12</text:p>
          </table:table-cell>
          <table:table-cell table:style-name="ce1" table:formula="of:=12" office:value-type="float" office:value="12" calcext:value-type="float">
            <text:p>12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3"/>
          <table:table-cell/>
          <table:table-cell table:style-name="ce4" office:value-type="string" calcext:value-type="string">
            <text:p>Objectif</text:p>
          </table:table-cell>
          <table:table-cell table:style-name="ce8" table:formula="of:=SUMPRODUCT([.J2:.L31];[.E2:.G31])" office:value-type="float" office:value="129.972404361661" calcext:value-type="float">
            <text:p>129,97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1T21:59:21.704000000</meta:creation-date>
    <dc:date>2021-03-21T23:07:01.861000000</dc:date>
    <meta:editing-duration>PT46M35S</meta:editing-duration>
    <meta:editing-cycles>9</meta:editing-cycles>
    <meta:generator>LibreOffice/7.0.3.1$Windows_X86_64 LibreOffice_project/d7547858d014d4cf69878db179d326fc3483e082</meta:generator>
    <meta:document-statistic meta:table-count="3" meta:cell-count="661" meta:object-count="0"/>
  </office:meta>
</office:document-meta>
</file>